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justify" style:justify-single-word="false"/>
      <style:text-properties fo:font-style="normal" style:text-underline-style="none" fo:font-weight="normal" officeooo:rsid="00c57442" officeooo:paragraph-rsid="00c57442" style:font-style-asian="normal" style:font-weight-asian="normal" style:font-style-complex="normal" style:font-weight-complex="normal"/>
    </style:style>
    <style:style style:name="P2" style:family="paragraph" style:parent-style-name="Text_20_body">
      <style:paragraph-properties fo:text-align="justify" style:justify-single-word="false"/>
      <style:text-properties fo:font-style="normal" style:text-underline-style="none" fo:font-weight="normal" officeooo:rsid="00be2a48" officeooo:paragraph-rsid="00be2a48" style:font-style-asian="normal" style:font-weight-asian="normal" style:font-style-complex="normal" style:font-weight-complex="normal"/>
    </style:style>
    <style:style style:name="P3" style:family="paragraph" style:parent-style-name="Text_20_body">
      <style:paragraph-properties fo:text-align="justify" style:justify-single-word="false"/>
      <style:text-properties fo:font-style="normal" style:text-underline-style="none" fo:font-weight="normal" officeooo:rsid="00c62a29" officeooo:paragraph-rsid="00c62a29" style:font-style-asian="normal" style:font-weight-asian="normal" style:font-style-complex="normal" style:font-weight-complex="normal"/>
    </style:style>
    <style:style style:name="P4" style:family="paragraph" style:parent-style-name="Text_20_body" style:list-style-name="L1">
      <style:paragraph-properties fo:text-align="justify" style:justify-single-word="false"/>
      <style:text-properties fo:font-style="normal" style:text-underline-style="none" fo:font-weight="normal" officeooo:rsid="00c62a29" officeooo:paragraph-rsid="00c62a29" style:font-style-asian="normal" style:font-weight-asian="normal" style:font-style-complex="normal" style:font-weight-complex="normal"/>
    </style:style>
    <style:style style:name="P5" style:family="paragraph" style:parent-style-name="Text_20_body">
      <style:paragraph-properties fo:text-align="justify" style:justify-single-word="false"/>
      <style:text-properties fo:font-style="normal" style:text-underline-style="none" fo:font-weight="normal" officeooo:rsid="00c62a29" officeooo:paragraph-rsid="00ca3106" style:font-style-asian="normal" style:font-weight-asian="normal" style:font-style-complex="normal" style:font-weight-complex="normal"/>
    </style:style>
    <style:style style:name="P6" style:family="paragraph" style:parent-style-name="Text_20_body" style:list-style-name="L1">
      <style:paragraph-properties fo:text-align="justify" style:justify-single-word="false"/>
      <style:text-properties fo:font-style="normal" style:text-underline-style="none" fo:font-weight="normal" officeooo:rsid="00c6e7e1" officeooo:paragraph-rsid="00c6e7e1" style:font-style-asian="normal" style:font-weight-asian="normal" style:font-style-complex="normal" style:font-weight-complex="normal"/>
    </style:style>
    <style:style style:name="P7" style:family="paragraph" style:parent-style-name="Text_20_body" style:list-style-name="L1">
      <style:paragraph-properties fo:text-align="justify" style:justify-single-word="false"/>
      <style:text-properties fo:font-style="normal" style:text-underline-style="none" fo:font-weight="normal" officeooo:rsid="00c87ef8" officeooo:paragraph-rsid="00c87ef8" style:font-style-asian="normal" style:font-weight-asian="normal" style:font-style-complex="normal" style:font-weight-complex="normal"/>
    </style:style>
    <style:style style:name="P8" style:family="paragraph" style:parent-style-name="Text_20_body" style:list-style-name="L1">
      <style:paragraph-properties fo:text-align="justify" style:justify-single-word="false"/>
      <style:text-properties fo:font-style="normal" style:text-underline-style="none" fo:font-weight="normal" officeooo:rsid="00c8a39b" officeooo:paragraph-rsid="00c8a39b" style:font-style-asian="normal" style:font-weight-asian="normal" style:font-style-complex="normal" style:font-weight-complex="normal"/>
    </style:style>
    <style:style style:name="P9" style:family="paragraph" style:parent-style-name="Text_20_body" style:list-style-name="L1">
      <style:paragraph-properties fo:text-align="justify" style:justify-single-word="false"/>
      <style:text-properties fo:font-style="normal" style:text-underline-style="none" fo:font-weight="normal" officeooo:rsid="00c8cc3b" officeooo:paragraph-rsid="00c8cc3b" style:font-style-asian="normal" style:font-weight-asian="normal" style:font-style-complex="normal" style:font-weight-complex="normal"/>
    </style:style>
    <style:style style:name="P10" style:family="paragraph" style:parent-style-name="Text_20_body">
      <style:paragraph-properties fo:text-align="justify" style:justify-single-word="false"/>
      <style:text-properties fo:font-style="normal" style:text-underline-style="none" fo:font-weight="normal" officeooo:rsid="00ca3106" officeooo:paragraph-rsid="00ca3106" style:font-style-asian="normal" style:font-weight-asian="normal" style:font-style-complex="normal" style:font-weight-complex="normal"/>
    </style:style>
    <style:style style:name="P11" style:family="paragraph" style:parent-style-name="Text_20_body">
      <style:paragraph-properties fo:text-align="justify" style:justify-single-word="false"/>
      <style:text-properties fo:font-style="normal" style:text-underline-style="none" fo:font-weight="normal" officeooo:rsid="00bd8671" officeooo:paragraph-rsid="00bd8671" style:font-style-asian="normal" style:font-weight-asian="normal" style:font-style-complex="normal" style:font-weight-complex="normal"/>
    </style:style>
    <style:style style:name="P12" style:family="paragraph" style:parent-style-name="Text_20_body">
      <style:paragraph-properties fo:text-align="justify" style:justify-single-word="false"/>
      <style:text-properties fo:font-style="normal" style:text-underline-style="none" fo:font-weight="normal" officeooo:rsid="00c1378b" officeooo:paragraph-rsid="00c1378b" style:font-style-asian="normal" style:font-weight-asian="normal" style:font-style-complex="normal" style:font-weight-complex="normal"/>
    </style:style>
    <style:style style:name="P13" style:family="paragraph" style:parent-style-name="Text_20_body">
      <style:paragraph-properties fo:text-align="justify" style:justify-single-word="false"/>
      <style:text-properties fo:font-style="normal" style:text-underline-style="none" fo:font-weight="normal" officeooo:rsid="00c2eed2" officeooo:paragraph-rsid="00c2eed2" style:font-style-asian="normal" style:font-weight-asian="normal" style:font-style-complex="normal" style:font-weight-complex="normal"/>
    </style:style>
    <style:style style:name="P14" style:family="paragraph" style:parent-style-name="Text_20_body">
      <style:paragraph-properties fo:text-align="justify" style:justify-single-word="false"/>
      <style:text-properties fo:font-style="normal" style:text-underline-style="none" fo:font-weight="bold" officeooo:rsid="00bd8671" officeooo:paragraph-rsid="00bd8671" style:font-style-asian="normal" style:font-weight-asian="bold" style:font-style-complex="normal" style:font-weight-complex="bold"/>
    </style:style>
    <style:style style:name="P15"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c62a29" officeooo:paragraph-rsid="00c62a29" style:font-style-asian="normal" style:font-weight-asian="bold" style:font-style-complex="normal" style:font-weight-complex="bold"/>
    </style:style>
    <style:style style:name="P16"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be2a48" officeooo:paragraph-rsid="00be2a48" style:font-style-asian="normal" style:font-weight-asian="bold" style:font-style-complex="normal" style:font-weight-complex="bold"/>
    </style:style>
    <style:style style:name="P17"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c1378b" officeooo:paragraph-rsid="00c1378b" style:font-style-asian="normal" style:font-weight-asian="bold" style:font-style-complex="normal" style:font-weight-complex="bold"/>
    </style:style>
    <style:style style:name="P18"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ca3106" officeooo:paragraph-rsid="00ca3106" style:font-style-asian="normal" style:font-weight-asian="bold" style:font-style-complex="normal" style:font-weight-complex="bold"/>
    </style:style>
    <style:style style:name="P19" style:family="paragraph" style:parent-style-name="Text_20_body">
      <style:paragraph-properties fo:text-align="justify" style:justify-single-word="false"/>
      <style:text-properties officeooo:rsid="00ca3106" officeooo:paragraph-rsid="00ca3106"/>
    </style:style>
    <style:style style:name="P20" style:family="paragraph" style:parent-style-name="Text_20_body" style:list-style-name="L1">
      <style:paragraph-properties fo:text-align="justify" style:justify-single-word="false"/>
      <style:text-properties fo:color="#000000" loext:opacity="100%" fo:font-style="normal" style:text-underline-style="none" fo:font-weight="normal" officeooo:rsid="00c87ef8" officeooo:paragraph-rsid="00c87ef8" style:font-style-asian="normal" style:font-weight-asian="normal" style:font-style-complex="normal" style:font-weight-complex="normal"/>
    </style:style>
    <style:style style:name="P21" style:family="paragraph" style:parent-style-name="Text_20_body" style:list-style-name="L1">
      <style:paragraph-properties fo:text-align="justify" style:justify-single-word="false"/>
      <style:text-properties officeooo:paragraph-rsid="00c8a39b"/>
    </style:style>
    <style:style style:name="P22" style:family="paragraph" style:parent-style-name="Text_20_body">
      <style:paragraph-properties fo:text-align="justify" style:justify-single-word="false"/>
      <style:text-properties officeooo:paragraph-rsid="00ca3106"/>
    </style:style>
    <style:style style:name="P23" style:family="paragraph" style:parent-style-name="Text_20_body">
      <style:paragraph-properties fo:text-align="justify" style:justify-single-word="false" fo:padding-left="0cm" fo:padding-right="0cm" fo:padding-top="0cm" fo:padding-bottom="0.074cm" fo:border-left="none" fo:border-right="none" fo:border-top="none" fo:border-bottom="0.06pt solid #000000" style:join-border="false"/>
      <style:text-properties fo:font-style="normal" style:text-underline-style="none" fo:font-weight="normal" officeooo:rsid="00be2a48" officeooo:paragraph-rsid="00be2a48" style:font-style-asian="normal" style:font-weight-asian="normal" style:font-style-complex="normal" style:font-weight-complex="normal"/>
    </style:style>
    <style:style style:name="T1" style:family="text">
      <style:text-properties officeooo:rsid="00bf4266"/>
    </style:style>
    <style:style style:name="T2" style:family="text">
      <style:text-properties officeooo:rsid="00c1378b"/>
    </style:style>
    <style:style style:name="T3" style:family="text">
      <style:text-properties officeooo:rsid="00c2eed2"/>
    </style:style>
    <style:style style:name="T4" style:family="text">
      <style:text-properties officeooo:rsid="00c34c36"/>
    </style:style>
    <style:style style:name="T5" style:family="text">
      <style:text-properties officeooo:rsid="00c3b96b"/>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style:text-underline-style="none" fo:font-weight="normal" officeooo:rsid="00c8a39b" style:font-style-asian="normal" style:font-weight-asian="normal" style:font-style-complex="normal" style:font-weight-complex="normal"/>
    </style:style>
    <style:style style:name="T8" style:family="text">
      <style:text-properties fo:font-style="normal" style:text-underline-style="none" fo:font-weight="normal" officeooo:rsid="00ca3106" style:font-style-asian="normal" style:font-weight-asian="normal" style:font-style-complex="normal" style:font-weight-complex="normal"/>
    </style:style>
    <style:style style:name="T9" style:family="text">
      <style:text-properties fo:font-style="normal" style:text-underline-style="none" fo:font-weight="normal" officeooo:rsid="00d1a664" style:font-style-asian="normal" style:font-weight-asian="normal" style:font-style-complex="normal" style:font-weight-complex="normal"/>
    </style:style>
    <style:style style:name="T10" style:family="text">
      <style:text-properties officeooo:rsid="00c6e7e1"/>
    </style:style>
    <style:style style:name="T11" style:family="text">
      <style:text-properties officeooo:rsid="00c87ef8"/>
    </style:style>
    <style:style style:name="T12" style:family="text">
      <style:text-properties officeooo:rsid="00c8a39b"/>
    </style:style>
    <style:style style:name="T13" style:family="text">
      <style:text-properties officeooo:rsid="00ca3106"/>
    </style:style>
    <style:style style:name="T14" style:family="text">
      <style:text-properties officeooo:rsid="00cc0f5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http://index.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xlink:href="https://newsletter.infomaniak.com/external/submit"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3"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Cahier des charges du projet Agency ADALT</text:p>
      <text:p text:style-name="P11">1 Présenter l’entreprise</text:p>
      <text:p text:style-name="P11"><text:s text:c="4"/>L’Agency Adalt nous demande de créer un site parlant des Jeux Vidéos</text:p>
      <text:p text:style-name="P11">2 Objectif du site</text:p>
      <text:p text:style-name="P11"><text:s text:c="2"/>Site Agency Game présente ses propres jeux</text:p>
      <text:p text:style-name="P11">Cible du site, les Gameurs adultes </text:p>
      <text:p text:style-name="P11">On vise un trafic maximum –&gt; <text:span text:style-name="T1">Utiliser addon/module comme GoogleAnalytics pour voir la démographie</text:span></text:p>
      <text:p text:style-name="P11">Site bilingue Français, Anglais</text:p>
      <text:p text:style-name="P2">Site valide sur tous les supports</text:p>
      <text:p text:style-name="P23">Projet nouveau site </text:p>
      <text:p text:style-name="P2">Des<text:span text:style-name="T1">c</text:span>ription graphique et charte, design maquette</text:p>
      <text:p text:style-name="P2">À définir…</text:p>
      <text:p text:style-name="P16">Description fonctionnelle</text:p>
      <text:p text:style-name="P2">Section, rubrique, navigation, etc.…</text:p>
      <text:p text:style-name="P2">Mot de passe, maquette, etc.</text:p>
      <text:p text:style-name="P2">Contenu : Images, vidéos, texte,…</text:p>
      <text:p text:style-name="P2"><text:s/>Site fait avec la librairie Boostrap</text:p>
      <text:p text:style-name="P16">Planning</text:p>
      <text:p text:style-name="P2">Pour vendredi, présentation du site</text:p>
      <text:p text:style-name="P2">Suivit sur Agile et Git hub</text:p>
      <text:p text:style-name="P2">Organisation via Discorde, Git hub et Trello</text:p>
      <text:p text:style-name="P15">Organisation du site</text:p>
      <text:p text:style-name="P3">Le site sera basé sur une page Home avec plusieurs contenus :</text:p>
      <text:list xml:id="list1103988360" text:style-name="L1">
        <text:list-item>
          <text:p text:style-name="P4"><text:span text:style-name="T11">H</text:span>eader</text:p>
          <text:list>
            <text:list-item>
              <text:p text:style-name="P4">Logo de l’agence</text:p>
            </text:list-item>
            <text:list-item>
              <text:p text:style-name="P4">Menu de navigation avec des liens hypertextes pour les différentes pages</text:p>
            </text:list-item>
            <text:list-item>
              <text:p text:style-name="P4">Barre de recherche</text:p>
            </text:list-item>
          </text:list>
        </text:list-item>
        <text:list-item>
          <text:p text:style-name="P4">Une section avec un Slider / Diaporama avec 3 images</text:p>
          <text:list>
            <text:list-item>
              <text:p text:style-name="P4">Sur le slider principal se trouve un Titre et un bouton «en voir plus» pour avoir plus d’informations</text:p>
            </text:list-item>
            <text:list-item>
              <text:p text:style-name="P8">Il y a également deux autres images qui peuvent défiler</text:p>
            </text:list-item>
          </text:list>
        </text:list-item>
        <text:list-item>
          <text:p text:style-name="P4"><text:soft-page-break/>Une section <text:span text:style-name="T10">Derniers produits/</text:span><text:span text:style-name="T12">projets</text:span></text:p>
          <text:list>
            <text:list-item>
              <text:p text:style-name="P8">Un article avec tous les derniers projets qui ont été publié sur le site</text:p>
            </text:list-item>
          </text:list>
        </text:list-item>
        <text:list-item>
          <text:p text:style-name="P6">Une section en 3 colonnes comprenant «News», «Jobs», «Community» cf. Wireframe</text:p>
        </text:list-item>
        <text:list-item>
          <text:p text:style-name="P20">Une section welcome en 3 colonnes</text:p>
          <text:list>
            <text:list-item>
              <text:p text:style-name="P21"><text:span text:style-name="T7">Explication de l’history</text:span></text:p>
            </text:list-item>
            <text:list-item>
              <text:p text:style-name="P21"><text:span text:style-name="T7">Explication de la our mission</text:span></text:p>
            </text:list-item>
            <text:list-item>
              <text:p text:style-name="P21"><text:span text:style-name="T7">Explication de la team</text:span></text:p>
            </text:list-item>
          </text:list>
        </text:list-item>
        <text:list-item>
          <text:p text:style-name="P20">Une section de Contact</text:p>
          <text:list>
            <text:list-item>
              <text:p text:style-name="P9">Un formulaire de contact</text:p>
            </text:list-item>
            <text:list-item>
              <text:p text:style-name="P9">Quelques adresses seront fournies</text:p>
            </text:list-item>
          </text:list>
        </text:list-item>
        <text:list-item>
          <text:p text:style-name="P7">Footer</text:p>
          <text:list>
            <text:list-item>
              <text:p text:style-name="P9">User-agreement </text:p>
            </text:list-item>
            <text:list-item>
              <text:p text:style-name="P9">Cookie policies </text:p>
            </text:list-item>
            <text:list-item>
              <text:p text:style-name="P9">Mention légale</text:p>
            </text:list-item>
          </text:list>
        </text:list-item>
      </text:list>
      <text:p text:style-name="P5">Le site <text:span text:style-name="T13">aura également une page Articles comprenant tous les articles archivés. Il sera essentiellement similaire à la page Home, sauf qu’il n’y aura pas toutes les sections de celle-ci. Dans ces articles archivés, <text:s/>on rajoutera du contenu et des images de présentation.</text:span></text:p>
      <text:p text:style-name="P18">Organisation du Temps</text:p>
      <text:p text:style-name="P10">Objectif final : Finir le projet avant vendredi 20 novembre 2020, 12h .</text:p>
      <text:p text:style-name="P10">Avancée :</text:p>
      <text:p text:style-name="P22"><text:span text:style-name="T8">La page d’accueil devrait être terminée jeudi 19 novembre 2020.</text:span></text:p>
      <text:p text:style-name="P19"><text:span text:style-name="T6">Pour les pages articles, la base de donnée devrait être remplie avec les archives avant jeudi.</text:span></text:p>
      <text:p text:style-name="P19"><text:span text:style-name="T6">Le squelette HTML débutera mardi et potentiellement sera terminé dans la journée de mercredi.</text:span></text:p>
      <text:p text:style-name="P19"><text:span text:style-name="T6">Le CSS sera également travaillé à partir de mercredi.</text:span></text:p>
      <text:p text:style-name="P19"><text:span text:style-name="T6">Jeudi, une discussion quant à la forme de la présentation du site. </text:span><text:span text:style-name="T9">A savoir quelle sera la forme de la présentation, soit des slides, soit du texte.</text:span></text:p>
      <text:p text:style-name="P17">Synthèse</text:p>
      <text:p text:style-name="P12">Pour commencer, l’entreprise doit être présentée comme cité ci-dessus avec les valeurs de l’entreprise, sa vision et sa mission.</text:p>
      <text:p text:style-name="P11"><text:span text:style-name="T2">Suite à ça, le site Internet de AGENCY ADALT va montrer plusieurs choses. Premièrement, il servira de présentation pour les dernières nouvelles ou projets. </text:span></text:p>
      <text:p text:style-name="P12">Deuxièmement, il va également permettre si cela est possible de voir le trafic des personnes qui visitent le site. En effet, pour viser un trafic maximum et étant donné que notre public cible est composé de Gamers Adultes, il faudra voir s’il est possible d’implémenter un outil analytique pour <text:soft-page-break/>voir quelles sont les personnes intéressées.</text:p>
      <text:p text:style-name="P12">Le site sera également disponible en FR-EN pour avoir une plus grande visibilité et toucher plus de monde démographiquement parlant. </text:p>
      <text:p text:style-name="P12">Le site <text:span text:style-name="T3">sera créé de manière responsive et dynamique </text:span><text:span text:style-name="T5">afin</text:span><text:span text:style-name="T3"> de faire en sorte que tous supports puissent y accéder.</text:span></text:p>
      <text:p text:style-name="P13">Concernant, la forme du site internet, il sera composé de plusieurs sections <text:span text:style-name="T4">et de pages différentes</text:span>, ainsi qu’une barre de navigation pour faciliter la visite et ce, tout en utilisant la library Bootstrap.</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CH"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CH"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dc:date>2020-11-17T16:01:59.069568688</dc:date>
    <meta:editing-duration>PT14H51M9S</meta:editing-duration>
    <meta:editing-cycles>66</meta:editing-cycles>
    <meta:generator>LibreOffice/7.0.2.2$Linux_X86_64 LibreOffice_project/3a01483fc371ab18cfca4bab0d636937da5eaf70</meta:generator>
    <meta:print-date>2020-11-10T17:54:54.413806236</meta:print-date>
    <meta:document-statistic meta:table-count="0" meta:image-count="0" meta:object-count="0" meta:page-count="3" meta:paragraph-count="60" meta:word-count="581" meta:character-count="3498" meta:non-whitespace-character-count="2984"/>
  </office:meta>
</office:document-meta>
</file>